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4faee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4faee" style:font-size-asian="13pt" style:font-name-complex="Sanskrit 2003" style:font-size-complex="13pt"/>
    </style:style>
    <style:style style:name="P3" style:family="paragraph" style:parent-style-name="Footnote">
      <style:text-properties officeooo:rsid="062f35ff" officeooo:paragraph-rsid="062f35ff"/>
    </style:style>
    <style:style style:name="P4" style:family="paragraph" style:parent-style-name="Footnote">
      <style:text-properties officeooo:rsid="062f7804" officeooo:paragraph-rsid="062f7804"/>
    </style:style>
    <style:style style:name="P5" style:family="paragraph" style:parent-style-name="Footnote">
      <style:text-properties officeooo:rsid="0637977f" officeooo:paragraph-rsid="0637977f"/>
    </style:style>
    <style:style style:name="P6" style:family="paragraph" style:parent-style-name="Footnote">
      <style:text-properties officeooo:rsid="0638d01f" officeooo:paragraph-rsid="0638d01f"/>
    </style:style>
    <style:style style:name="P7" style:family="paragraph" style:parent-style-name="Footnote">
      <style:text-properties officeooo:rsid="063a6673" officeooo:paragraph-rsid="063a6673"/>
    </style:style>
    <style:style style:name="P8" style:family="paragraph" style:parent-style-name="Footnote">
      <style:text-properties officeooo:rsid="063bd0f0" officeooo:paragraph-rsid="063bd0f0"/>
    </style:style>
    <style:style style:name="P9" style:family="paragraph" style:parent-style-name="Footnote">
      <style:text-properties officeooo:rsid="063d7ea9" officeooo:paragraph-rsid="063d7e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2f35ff" style:font-weight-asian="bold" style:font-weight-complex="bold"/>
    </style:style>
    <style:style style:name="T3" style:family="text">
      <style:text-properties officeooo:rsid="062f35ff"/>
    </style:style>
    <style:style style:name="T4" style:family="text">
      <style:text-properties officeooo:rsid="0624138f"/>
    </style:style>
    <style:style style:name="T5" style:family="text">
      <style:text-properties officeooo:rsid="0624b757"/>
    </style:style>
    <style:style style:name="T6" style:family="text">
      <style:text-properties fo:color="#000000"/>
    </style:style>
    <style:style style:name="T7" style:family="text">
      <style:text-properties fo:color="#000000" officeooo:rsid="062f35ff"/>
    </style:style>
    <style:style style:name="T8" style:family="text">
      <style:text-properties fo:color="#000000" officeooo:rsid="0624b757"/>
    </style:style>
    <style:style style:name="T9" style:family="text">
      <style:text-properties fo:color="#000000" officeooo:rsid="06267dd0"/>
    </style:style>
    <style:style style:name="T10" style:family="text">
      <style:text-properties fo:color="#000000" officeooo:rsid="06363f73"/>
    </style:style>
    <style:style style:name="T11" style:family="text">
      <style:text-properties fo:color="#000000" officeooo:rsid="06400d84"/>
    </style:style>
    <style:style style:name="T12" style:family="text">
      <style:text-properties fo:color="#000000" officeooo:rsid="0626ae6a"/>
    </style:style>
    <style:style style:name="T13" style:family="text">
      <style:text-properties fo:color="#000000" officeooo:rsid="0641ff33"/>
    </style:style>
    <style:style style:name="T14" style:family="text">
      <style:text-properties fo:color="#ff00cc"/>
    </style:style>
    <style:style style:name="T15" style:family="text">
      <style:text-properties officeooo:rsid="062f7804"/>
    </style:style>
    <style:style style:name="T16" style:family="text">
      <style:text-properties officeooo:rsid="0630b66d"/>
    </style:style>
    <style:style style:name="T17" style:family="text">
      <style:text-properties fo:color="#ff3333"/>
    </style:style>
    <style:style style:name="T18" style:family="text">
      <style:text-properties officeooo:rsid="0636db5e"/>
    </style:style>
    <style:style style:name="T19" style:family="text">
      <style:text-properties officeooo:rsid="06267dd0"/>
    </style:style>
    <style:style style:name="T20" style:family="text">
      <style:text-properties officeooo:rsid="0637977f"/>
    </style:style>
    <style:style style:name="T21" style:family="text">
      <style:text-properties officeooo:rsid="0638d01f"/>
    </style:style>
    <style:style style:name="T22" style:family="text">
      <style:text-properties officeooo:rsid="063a6673"/>
    </style:style>
    <style:style style:name="T23" style:family="text">
      <style:text-properties officeooo:rsid="063bd0f0"/>
    </style:style>
    <style:style style:name="T24" style:family="text">
      <style:text-properties officeooo:rsid="063d063f"/>
    </style:style>
    <style:style style:name="T25" style:family="text">
      <style:text-properties officeooo:rsid="063d7ea9"/>
    </style:style>
    <style:style style:name="T26" style:family="text">
      <style:text-properties officeooo:rsid="0626ae6a"/>
    </style:style>
    <style:style style:name="T27" style:family="text">
      <style:text-properties officeooo:rsid="063d98c1"/>
    </style:style>
    <style:style style:name="T28" style:family="text">
      <style:text-properties officeooo:rsid="063e253c"/>
    </style:style>
    <style:style style:name="T29" style:family="text">
      <style:text-properties officeooo:rsid="063e4163"/>
    </style:style>
    <style:style style:name="T30" style:family="text">
      <style:text-properties officeooo:rsid="063e92d2"/>
    </style:style>
    <style:style style:name="T31" style:family="text">
      <style:text-properties officeooo:rsid="06400d84"/>
    </style:style>
    <style:style style:name="T32" style:family="text">
      <style:text-properties officeooo:rsid="06432c8c"/>
    </style:style>
    <style:style style:name="T33" style:family="text">
      <style:text-properties officeooo:rsid="06273797"/>
    </style:style>
    <style:style style:name="T34" style:family="text">
      <style:text-properties officeooo:rsid="06439447"/>
    </style:style>
    <style:style style:name="T35" style:family="text">
      <style:text-properties officeooo:rsid="0643ea08"/>
    </style:style>
    <style:style style:name="T36" style:family="text">
      <style:text-properties officeooo:rsid="06454c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ैकाशीतितमोऽध्यायः । </text:p>
      <text:p text:style-name="P2"><text:span text:style-name="T1">समयदीक्षाविध</text:span><text:span text:style-name="T2">िः</text:span><text:line-break/>ईश्वर उवाच -<text:line-break/>वाक्ष्यामि भोगमोक्षार्थं दीक्षां पापक्षयङ्करी<text:span text:style-name="T3">म्</text:span> । <text:line-break/>मलमायादिपाशानां विश्लेषः क्रियते यया ॥१<text:span text:style-name="T4">॥</text:span> <text:line-break/>ज्ञानञ्च जन्यते शिष्ये सा दीक्षा भुक्तिमुक्तिदा । <text:line-break/>विज्ञातकलनामैको द्वितीयः प्रलयाकलः ॥२<text:span text:style-name="T5">॥</text:span> <text:line-break/>तृतीयः सकलः शास्त्रेऽनुग्राह्यस्त्रिविधो मतः । <text:line-break/>तत्रा<text:span text:style-name="T3">ऽऽ</text:span>द्यो मलमात्रेण <text:note text:id="ftn1" text:note-class="footnote"><text:note-citation>1</text:note-citation><text:note-body><text:p text:style-name="P3">युक्तोऽ</text:p></text:note-body></text:note>मुक्तोऽन्यो मलकर्मभिः ॥३<text:span text:style-name="T5">॥</text:span> <text:line-break/>कलादिभूमिप<text:span text:style-name="T3">र्य</text:span>न्तं <text:note text:id="ftn2" text:note-class="footnote"><text:note-citation>2</text:note-citation><text:note-body><text:p text:style-name="P3">स्तम्बैस्तु</text:p></text:note-body></text:note>स्तवैस्तु सकलो यतः । <text:line-break/>निराधाराऽथ साधारा दीक्षाऽपि द्विविधा मता ॥४<text:span text:style-name="T5">॥</text:span> <text:line-break/>निराधारा द्वयोस्तेषां साधारा सकलस्य तु । <text:line-break/>आधारनिरपेक्षेण क्रियते शम्भुच<text:span text:style-name="T3">र्य</text:span>या ॥५<text:span text:style-name="T5">॥</text:span> <text:line-break/>तीव्रशक्तिनिपातेन निराधारेति सा स्मृता । <text:line-break/>आचा<text:span text:style-name="T3">र्य</text:span>मू<text:span text:style-name="T3">र्ति</text:span>मास्थाय मायातीव्रादिभेदया ॥६<text:span text:style-name="T5">॥</text:span> <text:line-break/>शक्त्या यां कुरुते शम्भुः सा साधिकरणोच्यते । <text:s/></text:p>
      <text:p text:style-name="P2">इयं चतुर्विधा प्रोक्ता स<text:span text:style-name="T3">बी</text:span>जा <text:span text:style-name="T3">बी</text:span>जवर्जिता ॥७<text:span text:style-name="T5">॥</text:span> <text:line-break/>साधिकारा<text:span text:style-name="T3">ऽ</text:span>नधिकारा यथा तदभिधीयते । <text:line-break/>समयाचारसंयुक्ता स<text:span text:style-name="T3">बी</text:span>जा जायते नृणा<text:span text:style-name="T3">म्</text:span> ॥८<text:span text:style-name="T5">॥</text:span> <text:line-break/>नि<text:span text:style-name="T3">र्बी</text:span>जा त्वसमर्थानां समयाचारव<text:span text:style-name="T3">र्जि</text:span>ता । <text:line-break/>नित्ये नैमित्तिके काम्ये यतः स्यादधिकारिता <text:span text:style-name="T5">॥</text:span>९<text:span text:style-name="T5">॥</text:span> <text:line-break/><text:soft-page-break/>साधिकारा भवेद्दीक्षा साधकाचा<text:span text:style-name="T3">र्य</text:span>योरतः<text:note text:id="ftn3" text:note-class="footnote"><text:note-citation>3</text:note-citation><text:note-body><text:p text:style-name="P3">चार्यगोचरे</text:p></text:note-body></text:note> ।<text:line-break/><text:span text:style-name="T6">नि</text:span><text:span text:style-name="T7">र्बी</text:span><text:span text:style-name="T6">जा दीक्षितानान्तु </text:span><text:span text:style-name="T7">तथा </text:span><text:span text:style-name="T7"><text:note text:id="ftn4" text:note-class="footnote"><text:note-citation>4</text:note-citation><text:note-body><text:p text:style-name="P3">यदा स मम पुत्रयोः</text:p></text:note-body></text:note></text:span><text:span text:style-name="T7">समयि</text:span><text:span text:style-name="T6">पुत्रयोः ॥१०</text:span><text:span text:style-name="T8">॥</text:span><text:span text:style-name="T6"> </text:span><text:span text:style-name="T14"><text:line-break/></text:span><text:span text:style-name="T6">नित्यमात्राधिकारत्व</text:span><text:span text:style-name="T7">ा</text:span><text:span text:style-name="T6">द्दीक्षा</text:span><text:span text:style-name="T6"><text:note text:id="ftn5" text:note-class="footnote"><text:note-citation>5</text:note-citation><text:note-body><text:p text:style-name="P4">नित्यमात्माविकारित्वा, नित्यमात्राविकारित्वा</text:p></text:note-body></text:note></text:span><text:span text:style-name="T6"> निरधिकारिका </text:span><text:span text:style-name="T8">।</text:span><text:span text:style-name="T6"> </text:span><text:span text:style-name="T14"><text:line-break/></text:span><text:span text:style-name="T6">द्विविधेयं द्विरूपा</text:span><text:span text:style-name="T6"><text:note text:id="ftn6" text:note-class="footnote"><text:note-citation>6</text:note-citation><text:note-body><text:p text:style-name="P4">द्विरूपाऽपि</text:p></text:note-body></text:note></text:span><text:span text:style-name="T6"> हि प्रत्येकमुपजायते ॥११</text:span><text:span text:style-name="T8">॥</text:span><text:span text:style-name="T14"> <text:line-break/></text:span><text:span text:style-name="T6">एका क्रियावती तत्र कुण्डमण्डलपूर्विका । </text:span><text:line-break/>मनोव्यापारमात्रेण या सा ज्ञानवती मता ॥१२<text:span text:style-name="T5">॥</text:span> <text:line-break/>इत्थं लब्धाधिकारेण दीक्षाऽऽचा<text:span text:style-name="T15">र्ये</text:span>ण साध्यते । <text:line-break/>स्कन्द दीक्षां गुरुः कु<text:span text:style-name="T15">र्या</text:span>त्कृत्वा<text:note text:id="ftn7" text:note-class="footnote"><text:note-citation>7</text:note-citation><text:note-body><text:p text:style-name="P4">त्कृतनित्यक्रियो नृपः</text:p></text:note-body></text:note> नित्यक्रियां ततः ॥१३<text:span text:style-name="T5">॥</text:span> <text:line-break/>प्रणवार्घ्यकराम्भोज<text:span text:style-name="T15">ः </text:span>कृतद्वाराधिपा<text:span text:style-name="T15">र्चनः</text:span><text:span text:style-name="T15"><text:note text:id="ftn8" text:note-class="footnote"><text:note-citation>8</text:note-citation><text:note-body><text:p text:style-name="P4">कृतद्वाराविपर्ययः</text:p></text:note-body></text:note></text:span> ।<text:line-break/>विघ्नानुत्सा<text:span text:style-name="T16">र्य</text:span> देहल्यां न्यस्यास्त्रं स्वासने स्थितः ॥१४<text:span text:style-name="T5">॥</text:span> <text:line-break/>कुर्वीत भूतसंशुद्धिं मन्त्रयोगं यथोदित<text:span text:style-name="T16">म्</text:span> ।<text:line-break/>तिलतण्डुलसिद्धार्थकुशदूर्वाक्षतोदक<text:span text:style-name="T16">म्</text:span> ॥१५<text:span text:style-name="T5">॥</text:span> <text:line-break/>सयवक्षीरनीरञ्च विशेषार्घ्यमिद<text:span text:style-name="T16">ं त</text:span>तः । <text:line-break/>तदम्बुना द्रव्यशुद्धिं तिलकं स्वासनात्मनोः ॥१६<text:span text:style-name="T5">॥</text:span> <text:line-break/>पूजनं मन्त्रशुद्धिञ्च पञ्चगव्यञ्च पूर्ववत् ।<text:line-break/>लाजचन्दनसिद्धार्थभस्मदूर्वाक्षतं <text:s/>कुशान् ॥१७<text:span text:style-name="T5">॥</text:span> <text:line-break/>विकिरान् शुद्धलाजांस्तान् सधूपानस्त्रमन्त्रितान् । </text:p>
      <text:p text:style-name="P2"><text:span text:style-name="T6">शस्त्राम्बुप्रोक्षितानेतान् कवचेनावगुण्ठितान् ॥१८</text:span><text:span text:style-name="T9">॥</text:span><text:span text:style-name="T17"> <text:line-break/></text:span><text:span text:style-name="T6">नानाप्रहरणाकारान् विघ्नौघविनिवारकान् ।</text:span><text:span text:style-name="T17"><text:line-break/></text:span><text:soft-page-break/><text:span text:style-name="T6">दर्भाणा</text:span><text:span text:style-name="T10">ं ता</text:span><text:span text:style-name="T6">लमानेन कृत्वा षट्त्रिंशता दलैः ॥१९</text:span><text:span text:style-name="T9">॥</text:span><text:span text:style-name="T6"> </text:span><text:line-break/>सप्तजप्तं शिवास्त्रेण वेणीं बोधासिमुत्त<text:span text:style-name="T18">म</text:span>म<text:span text:style-name="T18">्</text:span> । <text:s/><text:line-break/>शिवमात्मनि विन्यस्य सृष्ट्याधारमभीप्सित<text:span text:style-name="T18">म्</text:span> ॥२०<text:span text:style-name="T19">॥</text:span> <text:line-break/>निष्कलं च शिवं न्यस्य शिवोऽहमिति भावयेत् । <text:s/><text:line-break/>उष्णीषं शिरसि न्यस्य अलं कु<text:span text:style-name="T20">र्या</text:span>त्स्वदेहक<text:span text:style-name="T20">म्</text:span>॥२१<text:span text:style-name="T19">॥</text:span> <text:line-break/>गन्धमण्डनकं स्वीये विदध्याद्दक्षिणे करे । <text:s/><text:line-break/>विधिनाऽत्रा<text:span text:style-name="T20">र्च</text:span>येदीशमित्थं स्याच्छिवमस्तक<text:span text:style-name="T20">म्</text:span><text:span text:style-name="T20"><text:note text:id="ftn9" text:note-class="footnote"><text:note-citation>9</text:note-citation><text:note-body><text:p text:style-name="P5">स्याच्छिवहस्तकम्</text:p></text:note-body></text:note></text:span> ॥२२<text:span text:style-name="T19">॥</text:span> <text:line-break/>विन्यस्य शिवमन्त्रेण <text:note text:id="ftn10" text:note-class="footnote"><text:note-citation>10</text:note-citation><text:note-body><text:p text:style-name="P5">भास्करं</text:p></text:note-body></text:note>भास्वरं निजमस्तके । <text:line-break/>शिवादभिन्नमात्मानं क<text:span text:style-name="T20">र्ता</text:span>रं भावयेद्यथा ॥२३<text:span text:style-name="T19">॥</text:span> <text:line-break/>मण्डले क<text:span text:style-name="T20">र्म</text:span>णां साक्षी कलशे यज्ञरक्षकः । <text:line-break/>होमाधिकरणं वह्नौ शिष्ये पाशविमोचकः ॥२४<text:span text:style-name="T19">॥</text:span> <text:line-break/>स्वात्मन्यनुगृहीतेति षडाधारो य ईश्वरः । <text:line-break/>सोऽहमेवेति कुर्वीत भावं <text:note text:id="ftn11" text:note-class="footnote"><text:note-citation>11</text:note-citation><text:note-body><text:p text:style-name="P5">भावं च सुस्थिरं </text:p></text:note-body></text:note>स्थिरतरं पुनः ॥२५<text:span text:style-name="T19">॥</text:span> <text:line-break/>ज्ञानखड्गकरः स्थित्वा नैरृत्याभिमुखो नरः । <text:line-break/>सार्घ्याम्बुपञ्चगव्याभ्यां प्रोक्षयेद्यागमण्डप<text:span text:style-name="T21">म्</text:span> ॥२६<text:span text:style-name="T19">॥</text:span> <text:line-break/>चतुष्पथान्तसंस्कारैः संस्कु<text:span text:style-name="T21">र्या</text:span>दीक्षणादिभिः । <text:s/><text:line-break/>विक्षिप्य विकिरांस्तत्र कुशकू<text:span text:style-name="T21">र्च्यो</text:span>पसंहरेत् ॥२७<text:span text:style-name="T19">॥</text:span> <text:line-break/>तानीशदिशि व<text:span text:style-name="T21">र्ध</text:span>न्यामासनायोपकल्पयेत् । <text:s/><text:line-break/>नैरृते वास्तुगीर्वाणान्द्वारे लक्ष्मीं प्रपूजयेत् ॥२८<text:span text:style-name="T19">॥</text:span> <text:line-break/>आ<text:span text:style-name="T21">ज्ये</text:span> रत्नैः पूरयन्तीं हृदा मण्डपरूपिणी<text:span text:style-name="T21">म्</text:span> । </text:p>
      <text:p text:style-name="P2"><text:soft-page-break/>साम्बुवस्त्रे सरत्ने च धान्यस्थे पश्चिमानने ॥२९<text:span text:style-name="T19">॥</text:span> <text:line-break/>ऐशे कुम्भे यजेच्छम्भुं शक्तिं कुम्भस्य दक्षिणे । <text:line-break/>पश्चिमस्यान्तु सिंहस्थां व<text:span text:style-name="T21">र्ध</text:span>नीं खड्गरूपिणी<text:span text:style-name="T21">म् </text:span>॥३०<text:span text:style-name="T19">॥</text:span> <text:line-break/>दिक्षु शक्रादिदिक्पालान्विष्ण्वन्तान्<text:note text:id="ftn12" text:note-class="footnote"><text:note-citation>12</text:note-citation><text:note-body><text:p text:style-name="P6">न्विष्कम्भान्प्र</text:p></text:note-body></text:note> प्रणवासनान् । <text:s/><text:line-break/>वाहनायुधसंयुक्तान् हृदाऽभ्यर्च्य स्वनामभिः॥३१<text:span text:style-name="T19">॥</text:span> <text:line-break/>प्रथम<text:span text:style-name="T22">ं तां</text:span> समादाय कुम्भस्याग्राभिगामिनी<text:span text:style-name="T22">म्</text:span><text:span text:style-name="T22"><text:note text:id="ftn13" text:note-class="footnote"><text:note-citation>13</text:note-citation><text:note-body><text:p text:style-name="P7">ग्रानुवर्तिनीम्</text:p></text:note-body></text:note></text:span> । <text:s/><text:line-break/>अविच्छिन्नपयोधरां भ्रामयित्वा प्रदक्षिण<text:span text:style-name="T22">म् </text:span>॥३२<text:span text:style-name="T19">॥</text:span> <text:line-break/>शिवाज्ञां लोकपालानां श्रावयेन्मूलमुच्चरन् । <text:line-break/>संरक्षत यथायोगं कुम्भं धृत्वाऽथ तां धरेत् ॥३३<text:span text:style-name="T19">॥</text:span> <text:line-break/>ततः स्थिरासने कुम्भे साङ्गं सम्पूज्य शङ्कर<text:span text:style-name="T22">म्</text:span> । <text:line-break/>विन्यस्य शोध्यमध्वानं व<text:span text:style-name="T22">र्ध</text:span>न्यामस्त्रम<text:span text:style-name="T22">र्च</text:span>येत् ॥३४<text:span text:style-name="T19">॥</text:span> <text:line-break/><text:span text:style-name="T22">ॐ</text:span> हः, अस्त्रासनाय हूं फट् । <text:span text:style-name="T22">ॐ</text:span> ओ<text:span text:style-name="T22">म</text:span>स्त्रमू<text:span text:style-name="T22">र्त</text:span>ये नमः । <text:span text:style-name="T22">ॐ</text:span> हूं फट्, पाशुपतास्त्राय नमः । </text:p>
      <text:p text:style-name="P2"><text:span text:style-name="T22">ॐ</text:span> <text:span text:style-name="T22">ॐ</text:span> हृदयाय हूं फट्, नमः । <text:span text:style-name="T22">ॐ</text:span> श्रीं शिरसे हूं फट्, नमः । <text:span text:style-name="T22">ॐ</text:span> यं शिखायै हूं फट्, नमः ।</text:p>
      <text:p text:style-name="P2"><text:s/><text:span text:style-name="T22">ॐ</text:span> गूं कवचाय हूं फट्, नमः । <text:span text:style-name="T22">ॐ</text:span> फट्, अस्त्राय ह<text:span text:style-name="T22">्रूं</text:span> फट्, नमः<text:span text:style-name="T19">॥३५॥</text:span><text:line-break/>चतुर्वक्त्रं सदंष्ट्रञ्च स्मरेदस्त्रं सशक्तिक<text:span text:style-name="T22">म्</text:span> ।<text:line-break/>समुद्गरत्रिशूलासिं सू<text:span text:style-name="T22">र्य</text:span>कोटिसमप्रभ<text:span text:style-name="T22">म्</text:span> ॥३<text:span text:style-name="T19">६॥</text:span> <text:line-break/>भगलिङ्गसमायोगं विदध्याल्लिङ्गमुद्रया । </text:p>
      <text:p text:style-name="P2">अङ्गुष्ठेन स्पृशेत्कुम्भं हृदा <text:note text:id="ftn14" text:note-class="footnote"><text:note-citation>14</text:note-citation><text:note-body><text:p text:style-name="P8">पुष्ट्याऽ</text:p></text:note-body></text:note>मुष्ट्या<text:span text:style-name="T23">ऽ</text:span>स्त्रव<text:span text:style-name="T23">र्ध</text:span>नी<text:span text:style-name="T23">म्</text:span> ॥३<text:span text:style-name="T19">७॥</text:span> <text:line-break/>भुक्तये मुक्तये त्वादौ मुष्टिना व<text:span text:style-name="T23">र्ध</text:span>नीं स्पृशेत् । <text:s/><text:line-break/>कुम्भस्य मुखरक्षार्थं ज्ञानखड्गं समर्पयेत् ॥३<text:span text:style-name="T19">८॥</text:span> <text:line-break/>शस्त्रञ्च मूलमन्त्रस्य शतकुम्भे निवेशयेत् । <text:line-break/><text:soft-page-break/>तद्दशांशेन व<text:span text:style-name="T23">र्ध</text:span>न्यां रक्षां विज्ञापयेत्ततः ॥३<text:span text:style-name="T19">९॥</text:span> <text:line-break/>यथेदं कृतयत्नेन भगवन्मखमन्दिर<text:span text:style-name="T23">म्</text:span> । <text:line-break/>रक्षणीयं जगन्नाथ सर्वाध्वरधर त्वया ॥<text:span text:style-name="T19">४०॥</text:span> <text:line-break/>प्रणवस्थं चतुर्बाहुं वायव्ये गणम<text:span text:style-name="T23">र्च</text:span>येत् । <text:s/><text:line-break/>स्थण्डिले शिवमभ्यर्च्य सार्घ्य<text:span text:style-name="T23">ः </text:span>कुण्डं व्रजेन्नरः ॥४<text:span text:style-name="T19">१॥</text:span> <text:line-break/>निविष्टो मन्त्र<text:span text:style-name="T23">तुष्ट्य</text:span>र्थमर्घ्यगन्धघृतादिक<text:span text:style-name="T23">म्</text:span> । <text:line-break/>वामे सव्ये तु विन्यस्य समिद्दर्भतिलादिक<text:span text:style-name="T23">म्</text:span> ॥४<text:span text:style-name="T19">२॥</text:span> <text:line-break/>कुण्डवह्निस्रुगाज्यादि प्राग्वत्संस्कृत्य भावयेत् । <text:line-break/>मुख्यतामू<text:span text:style-name="T23">र्ध्व</text:span>वक्त्रस्य हृदि वह्नौ शिवं यजेत् ॥४<text:span text:style-name="T19">३॥</text:span> <text:line-break/>स्वमू<text:span text:style-name="T23">र्तौ</text:span> शिवकुम्भे च स्थण्डिले त्वग्निशिष्ययोः । <text:s/><text:line-break/>सृष्टिन्यासेन विन्यस्य शोध्याध्वानं यथाविधि ॥४<text:span text:style-name="T19">४॥</text:span> <text:line-break/>कुण्डमानं मुखं ध्यात्वा हृदाहुतिभिरीप्सित<text:span text:style-name="T23">म्</text:span> । <text:s/><text:line-break/><text:span text:style-name="T23">बी</text:span>जानि सप्तजिह्वानामग्नेर्होमाय भण्यते ॥४<text:span text:style-name="T19">५॥</text:span> <text:line-break/>विरेफावन्तिमौ वर्णौ रेफषष्ठस्वरान्वितौ । <text:s/><text:line-break/>इन्दु<text:span text:style-name="T23">बि</text:span>न्दुशिखायुक्तौ जिह्वा<text:span text:style-name="T23">बी</text:span>जानुपक्रमात् ॥४<text:span text:style-name="T19">६॥</text:span> <text:line-break/>हिरण्या <text:span text:style-name="T24">क</text:span>नका रक्ता कृष्णा तदनु सुप्रभा । <text:line-break/>अतिरिक्ता बहुरूपा रुद्रेन्द्राग्न्याप्यदिङ्मुखा<text:span text:style-name="T24">ः</text:span> ॥४<text:span text:style-name="T19">७॥</text:span> <text:line-break/>क्षीरादिमधुरैर्होमं कु<text:span text:style-name="T24">र्या</text:span>च्छान्तिकपौष्टिके । <text:s/><text:line-break/>अभिचारे तु पिण्याकसक्तुकञ्चुकका<text:span text:style-name="T25">ञ्जि</text:span>कैः ॥४<text:span text:style-name="T19">८॥</text:span> <text:line-break/>लवणैराजिकातक्रकटुतैलैश्च कण्टकैः । </text:p>
      <text:p text:style-name="P2">समिद्भिरपि व<text:span text:style-name="T25">क्त्रा</text:span>भिः क्रुद्धो भाष्याणुना यजेत् ॥४<text:span text:style-name="T26">९॥</text:span> <text:line-break/>क<text:span text:style-name="T25">ल</text:span>म्बकलिकाहोमाद्यक्षिणी सि<text:span text:style-name="T25">ध्य</text:span>ति ध्रुव<text:span text:style-name="T25">म्</text:span> । <text:line-break/>बन्धूककिंशुकादीनि वश्याकर्षाय होमयेत् ॥<text:span text:style-name="T26">५०॥</text:span><text:line-break/><text:soft-page-break/><text:span text:style-name="T25">बि</text:span>ल्वं राज्याय लक्ष्म्यर्थं पाटलांश्चम्पकानपि <text:span text:style-name="T26">।</text:span> <text:line-break/>पद्मानि चक्रव<text:span text:style-name="T25">र्ति</text:span>त्वे भक्ष्यभोज्यानि सम्पदे ॥५<text:span text:style-name="T26">१॥</text:span> <text:line-break/>दूर्वा व्याधिविनाशाय सर्वसत्त्ववशीकृते । <text:line-break/>प्रियङ्गुपाटलीपुष्पं चूतपत्रं ज्वरान्तक<text:span text:style-name="T25">म्</text:span> ॥५<text:span text:style-name="T26">२॥</text:span><text:line-break/>मृत्युञ्जयो मृत्युजित्स्याद् वृद्धिः<text:note text:id="ftn15" text:note-class="footnote"><text:note-citation>15</text:note-citation><text:note-body><text:p text:style-name="P9">स्याद्विष्टिः स्या</text:p></text:note-body></text:note> स्यात्तिलहोमतः । <text:line-break/>रुद्रशान्तिः स<text:span text:style-name="T25">र्व</text:span>शान्त्य<text:span text:style-name="T25">ा</text:span> अथ प्रस्तुतमुच्यते ॥५<text:span text:style-name="T26">३॥</text:span> <text:line-break/>आहुत्यष्टशतैर्मूलमङ्गानि तु दशांशतः । <text:s/><text:line-break/>सन्तर्पयेत मूलेन दद्यात्पूर्णां यथा पुरा ॥५<text:span text:style-name="T26">४॥</text:span> <text:line-break/>तथा शिष्यप्रवेशाय प्रतिशिष्यं शतं जपेत् । <text:line-break/>दु<text:span text:style-name="T27">र्नि</text:span>मित्तापसाराय सुनिमित्तकृते तथा ॥५<text:span text:style-name="T26">५॥</text:span> <text:line-break/>शतद्वयञ्च होतव्यं मूलमन्त्रेण पूर्ववत् । <text:s/><text:line-break/>मूलाद्यष्टास्त्रमन्त्राणां स्वाहान्तैस्तर्पणं सकृत् ॥५<text:span text:style-name="T26">६॥</text:span> <text:line-break/>शिखासम्पुटितै<text:span text:style-name="T27">र्बी</text:span>जैर्ह्रूं फडन्तैश्च दीपन<text:span text:style-name="T27">म्</text:span> ।<text:line-break/><text:span text:style-name="T27">ॐ</text:span> हौं शिवाय स्वाहेत्यादिमन्त्रैश्च तर्पण<text:span text:style-name="T27">म्</text:span> ॥५<text:span text:style-name="T26">७॥</text:span> <text:line-break/><text:span text:style-name="T27">ॐ</text:span> ह्रूं ह्रौं ह्रीं शिवाय ह्रूं फडित्यादि दीपन<text:span text:style-name="T27">म्</text:span> । <text:s/><text:line-break/>ततः शिवाम्भसा स्थालीं क्षालितां व<text:span text:style-name="T27">र्म</text:span>गुण्ठिता<text:span text:style-name="T27">म्</text:span> ॥५<text:span text:style-name="T26">८॥</text:span> <text:line-break/>चन्दनादिसमालब्धां बध्नीयात्कटकं गले । <text:line-break/>व<text:span text:style-name="T27">र्मा</text:span>स्त्रजप्तसद्दर्भपत्राभ्यां चरुसिद्धये ॥५<text:span text:style-name="T26">९॥</text:span></text:p>
      <text:p text:style-name="P2">व<text:span text:style-name="T28">र्मा</text:span>द्यैरासने दत्ते सा<text:span text:style-name="T28">र्धे</text:span>न्दुकृतमण्डले । <text:line-break/>न्यस्तायां मू<text:span text:style-name="T28">र्ति</text:span>भूतायां भावपुष्पैः शिवं यजेत् ॥<text:span text:style-name="T26">६०॥</text:span> <text:line-break/>वस्त्रबद्धमुखायां वा स्थाल्यां पुष्पैर्वहिर्भवैः ।<text:line-break/>चुल्ल्यां पश्चिमवक्त्रायां शुद्धायां वीक्षणादिभिः ॥६<text:span text:style-name="T26">१॥</text:span> <text:line-break/><text:soft-page-break/>न्यस्ताहङ्कार<text:span text:style-name="T29">बी</text:span>जायां न्यस्तायां कुण्डदक्षिणे । <text:line-break/>ध<text:span text:style-name="T30">र्मा</text:span>ध<text:span text:style-name="T30">र्म</text:span>शरीरायां जप्तायां मानुषात्मना ॥६<text:span text:style-name="T26">२॥</text:span><text:line-break/>स्थालीमारोपयेदस्त्रजप्तां गव्याम्बुमार्जिता<text:span text:style-name="T30">म्</text:span> । <text:s/><text:line-break/>गव्यं पयोऽस्त्रसंशुद्धं प्रासादशतमन्त्रित<text:span text:style-name="T30">म्</text:span> ॥६<text:span text:style-name="T26">३॥</text:span> <text:line-break/>तण्डुलान् श्यामकादीनां निक्षिपेत्तत्र तद्यथा । <text:s/><text:line-break/>एकशिष्यविधानाय तेषां प्रसृतिपञ्चक<text:span text:style-name="T30">म्</text:span> ॥६<text:span text:style-name="T26">४॥</text:span> <text:line-break/>प्रसृतिं प्रसृतिं पश्चाद्वर्धयेद्द्व्यादिषु क्रमात् । <text:line-break/>कु<text:span text:style-name="T30">र्या</text:span>च्चानलमन्त्रेण पिधानं कवचाणुना ॥६<text:span text:style-name="T26">५॥</text:span> <text:line-break/>शिवाग्नौ मूलमन्त्रेण पूर्वास्यश्चरुकं <text:span text:style-name="T31">यजेत्</text:span> ।<text:line-break/><text:span text:style-name="T6">सु</text:span><text:span text:style-name="T11">स्वि</text:span><text:span text:style-name="T6">न्ने तत्र तच्चुल्ल्यां </text:span><text:span text:style-name="T11">स्रु</text:span><text:span text:style-name="T6">वमापू</text:span><text:span text:style-name="T11">्र्य</text:span><text:span text:style-name="T6"> सर्पिषा ॥६</text:span><text:span text:style-name="T12">६॥</text:span><text:span text:style-name="T6"> </text:span><text:span text:style-name="T17"><text:line-break/></text:span><text:span text:style-name="T6">स्वाहान्तैः संहितामन्त्रै</text:span><text:span text:style-name="T11">र्दत्</text:span><text:span text:style-name="T6">त्वा तप्ताभिधारण</text:span><text:span text:style-name="T11">म्</text:span><text:span text:style-name="T6"> ।</text:span><text:span text:style-name="T17"><text:line-break/></text:span><text:span text:style-name="T6">संस्थाप्य मण्डले स्थालीं सद्दर्भेऽस्त्राणुना कृते ॥६</text:span><text:span text:style-name="T12">७॥</text:span><text:span text:style-name="T17"><text:line-break/></text:span><text:span text:style-name="T6">प्रणवेन पिधायास्यां तद्देहलेपनं हृदा । </text:span><text:span text:style-name="T17"><text:line-break/></text:span><text:span text:style-name="T6">सुशीतलो भवत्येवं प्राप्य शीताभिधारण</text:span><text:span text:style-name="T13">म्</text:span><text:span text:style-name="T6"> ॥६</text:span><text:span text:style-name="T12">८॥</text:span><text:span text:style-name="T6"> </text:span><text:span text:style-name="T17"><text:line-break/></text:span><text:span text:style-name="T6">विदध्यात्संहितामन्त्रैः शिष्यं प्रति सकृत्सकृत् । <text:s/></text:span><text:span text:style-name="T17"><text:line-break/></text:span><text:span text:style-name="T6">ध</text:span><text:span text:style-name="T13">र्मा</text:span><text:span text:style-name="T6">द्यासनके हुत्वा कुण्डमण्डलपश्चिमे ॥६</text:span><text:span text:style-name="T12">९॥</text:span><text:span text:style-name="T6"> </text:span><text:span text:style-name="T17"><text:line-break/></text:span><text:span text:style-name="T6">सम्पातञ्च स्रुचा हुत्वा शुद्धिं संहितया</text:span><text:span text:style-name="T13">ऽऽ</text:span><text:span text:style-name="T6">चरेत् ।</text:span><text:span text:style-name="T17"><text:line-break/></text:span><text:span text:style-name="T6">चरुकं सकृदालभ्य तयैव वषडन्तया ॥</text:span><text:span text:style-name="T12">७०॥</text:span><text:span text:style-name="T17"> </text:span></text:p>
      <text:p text:style-name="P2"><text:span text:style-name="T6">धेनुमुद्रामृतीभूतं स्थण्डिले शान्तिकं नयेत् । </text:span><text:span text:style-name="T17"><text:line-break/></text:span><text:span text:style-name="T6">साज्यभागं स्वशिष्याणां भागो देवाय वह्नये ॥७</text:span><text:span text:style-name="T12">१॥</text:span><text:span text:style-name="T17"> <text:line-break/></text:span><text:span text:style-name="T6">कु</text:span><text:span text:style-name="T13">र्या</text:span><text:span text:style-name="T6">त्तु </text:span><text:span text:style-name="T13">लो</text:span><text:span text:style-name="T6">कपालादेः समध्वाज्यमितिदं त्रय</text:span><text:span text:style-name="T13">म्</text:span><text:span text:style-name="T6"> ।</text:span><text:span text:style-name="T17"><text:line-break/></text:span><text:span text:style-name="T6">नमोन्तेन हृदा दद्यात्तेनैवा</text:span><text:span text:style-name="T13">ऽऽ</text:span><text:span text:style-name="T6">चमनीयक</text:span><text:span text:style-name="T13">म्</text:span><text:span text:style-name="T6"> ॥७</text:span><text:span text:style-name="T12">२॥</text:span><text:span text:style-name="T6"> </text:span><text:span text:style-name="T17"><text:line-break/></text:span><text:span text:style-name="T6">साज्यं मन्त्रशतं हुत्वा दद्यात्पूर्णां यथाविधि । </text:span><text:span text:style-name="T17"><text:line-break/></text:span><text:soft-page-break/><text:span text:style-name="T6">मण्डलं कुण्डतः पूर्वे मध्ये वा शम्भुकुम्भयोः ॥७</text:span><text:span text:style-name="T12">३॥</text:span><text:span text:style-name="T17"> <text:line-break/></text:span><text:span text:style-name="T6">रुद्रमातृगणादीनां निर्वर्त्यान्तर्बलिं हृदा ।</text:span><text:span text:style-name="T17"><text:line-break/></text:span><text:span text:style-name="T6">शिवमध्येऽ</text:span><text:span text:style-name="T13">प्य</text:span><text:span text:style-name="T6">लब्धाज्ञो विधायैकत्वभावन</text:span><text:span text:style-name="T13">म्</text:span><text:span text:style-name="T6"> ॥७</text:span><text:span text:style-name="T12">४॥</text:span><text:span text:style-name="T6"> </text:span><text:span text:style-name="T17"><text:line-break/></text:span><text:span text:style-name="T6">सर्वज्ञतादियुक्तोऽहं समन्ताच्चोपरि स्थितः । </text:span><text:line-break/>ममांशो योजनास्थानमधिष्ठा<text:span text:style-name="T32">ता</text:span>ऽहमध्वरे ॥ ७<text:span text:style-name="T26">५॥</text:span> <text:line-break/>शिवोऽहमित्यहङ्कारी निष्क्रमेद्यागमण्डपात् । <text:line-break/>न्यस्तपूर्वाग्रस<text:span text:style-name="T32">न्द</text:span>र्भे शस्त्राणुकृतमण्डले ॥७<text:span text:style-name="T26">६॥</text:span> <text:line-break/>प्रणवासनके शिष्यं शुक्लवस्त्रोत्तरीयक<text:span text:style-name="T32">म्</text:span> । <text:line-break/>स्नात<text:span text:style-name="T32">ं चो</text:span>दङ्मुखं मुक्त्यै पूर्ववक्त्रन्तु भुक्तये ॥७<text:span text:style-name="T33">७॥</text:span> <text:line-break/>ऊ<text:span text:style-name="T32">र्ध्व</text:span>कायं समारोप्य पूर्वास्यं प्रविलोकयेत् । <text:s/><text:line-break/>चरणादिशिखां यावन्मुक्तौ भुक्तौ विलोमतः ॥७७<text:span text:style-name="T33">॥</text:span> <text:line-break/>चक्षुषा सप्रसादेन शैवं धाम विवृण्वता । <text:line-break/>अस्त्रोदकेन स<text:span text:style-name="T32">म्प्रो</text:span>क्ष्य मन्त्राम्बुस्नानसिद्धये ॥७<text:span text:style-name="T33">९॥</text:span> <text:line-break/>भस्मस्नानाय विघ्नानां शान्तये पापभित्तये । <text:line-break/>सृष्टिसंहारयोगेन ताडयेदस्त्रभस्मना ॥<text:span text:style-name="T33">८०॥</text:span><text:line-break/>पुनरस्त्राम्बुना प्रोक्ष्य सकलीकरणाय त<text:span text:style-name="T34">म्</text:span> । </text:p>
      <text:p text:style-name="P2">नाभेरू<text:span text:style-name="T34">र्ध्वं</text:span> कुशाग्रेण मार्जनीयास्त्रमुच्चरन् ॥८<text:span text:style-name="T33">१॥</text:span> <text:line-break/>त्रिधाऽऽलभेत तन्मूलैरघमर्षाय नाभ्यधः । <text:s/><text:line-break/>द्वैविध्याय च पाशाना<text:span text:style-name="T34">मा</text:span>लभेत शराणुना ॥८<text:span text:style-name="T33">२॥</text:span> <text:line-break/>तच्छरीरे शिवं साङ्गं सासनं विन्यसेत्ततः । <text:s/><text:line-break/>पुष्पादिपूजितस्यास्य नेत्रे नेत्रेण वा हृदा ॥८<text:span text:style-name="T33">३॥</text:span> <text:line-break/>ब<text:span text:style-name="T34">द्‌</text:span>ध्वा मन्त्रितवस्त्रेण सितेन सदशेन च । <text:line-break/>प्रदक्षिणक्रमादेनं प्रवेश्य शिवदक्षिण<text:span text:style-name="T34">म्</text:span> ॥८<text:span text:style-name="T33">४॥</text:span> <text:line-break/><text:soft-page-break/>सवस्त्रमासनं दद्या<text:span text:style-name="T34">द्</text:span>यथावर्णं निवेदयेत् । <text:s/><text:line-break/>संहारमुद्रया<text:span text:style-name="T34">ऽऽ</text:span>त्मानं मूर्त्या तस्य हृदम्बुजे ॥८<text:span text:style-name="T33">५॥</text:span> <text:line-break/>निरुध्य शोधिते काये न्यासं कृत्वा तमर्चयेत् । <text:line-break/>पू<text:span text:style-name="T35">र्वा</text:span>ननस्य शिष्यस्य मूलमन्त्रेण मस्तके ॥८<text:span text:style-name="T33">६॥</text:span><text:line-break/>शिवहस्तं प्रदातव्यं रुद्रेशपददायक<text:span text:style-name="T35">म्</text:span> । <text:line-break/>शिवसेवाग्रहोपायं दत्तहस्तं शिवाणुना ॥८<text:span text:style-name="T33">७॥</text:span> <text:line-break/>शिवे प्रक्षेपयेत्पुष्पमपनीया<text:span text:style-name="T35">र्च</text:span>कन्तार<text:span text:style-name="T35">म्</text:span> । <text:s/><text:line-break/>तत्पात्रस्थानमन्त्राढ्यं शिवदेवगणानुग<text:span text:style-name="T35">म्</text:span> ॥८<text:span text:style-name="T33">८॥</text:span> <text:line-break/>विप्रादीनां क्रमान्नाम कु<text:span text:style-name="T35">र्या</text:span>द्वा स्वेच्छया गुरुः । <text:line-break/>प्रणतिं कुम्भव<text:span text:style-name="T35">र्ध</text:span>न्योः कारयित्वाऽनलान्तिक<text:span text:style-name="T35">े</text:span> ॥८<text:span text:style-name="T33">९॥</text:span> <text:line-break/>सदक्षिणासने तद्वत्सौम्यास्यमुपवेशयेत् । <text:line-break/>शिष्यदेहविनिष्क्रान्तां सुषुम्णामिव चिन्तयेत् ॥<text:span text:style-name="T33">९०॥</text:span> <text:line-break/>निजविग्रहलीनाञ्च दर्भमूलेन मन्त्रित<text:span text:style-name="T36">म् </text:span>। <text:s/></text:p>
      <text:p text:style-name="P1">दर्भाग्रं दक्षिणे तस्य विधाय करपल्लवे ॥९<text:span text:style-name="T33">१॥</text:span><text:line-break/>त<text:span text:style-name="T36">न्मू</text:span>लमात्मजङ्घायामग्रञ्चेति शिखिध्वजे । <text:line-break/>शिष्यस्य हृदयं गत्वा रेचकेन शिवाणुना ॥९<text:span text:style-name="T33">२॥</text:span> <text:line-break/>प<text:span text:style-name="T36">ू</text:span>रकेण समागत्य स्वकीयं हृद्यान्तर<text:span text:style-name="T36">म् </text:span>। <text:line-break/>शिवाग्निना पुनः कृत्वा नाडीसन्धानमीदृश<text:span text:style-name="T36">म्</text:span> ॥९<text:span text:style-name="T33">३॥</text:span> <text:line-break/>हृदा तत्सन्निधानार्थ<text:span text:style-name="T36">ं जु</text:span>हुयादाहुतित्रय<text:span text:style-name="T36">म्</text:span> । <text:s/><text:line-break/>शिवहस्तस्थिरत्वार्थं शतं मूलेन होमयेत् <text:span text:style-name="T33">॥</text:span>९<text:span text:style-name="T33">४</text:span>॥ <text:s/><text:line-break/>इत्थं समयदीक्षायां भवेद्योग्यो भवा<text:span text:style-name="T36">र्च</text:span>ने <text:s/><text:span text:style-name="T33">॥</text:span>९<text:span text:style-name="T33">५</text:span>॥ <text:s/></text:p>
      <text:p text:style-name="P1">इत्यादिमहापुराणे आग्नेये समयदीक्षाकथनं नाम एकाशी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26:46.649311551</meta:creation-date>
    <dc:date>2017-06-19T12:29:15.885865337</dc:date>
    <meta:editing-duration>PT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9" meta:paragraph-count="29" meta:word-count="970" meta:character-count="4985" meta:non-whitespace-character-count="3843"/>
  </office:meta>
</office:document-meta>
</file>